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fo:font-size="16pt" style:font-size-asian="16pt"/>
    </style:style>
    <style:style style:name="T5" style:parent-style-name="Policepardéfaut" style:family="text">
      <style:text-properties style:font-name="Wingdings" style:font-name-asian="Wingdings" style:font-name-complex="Wingdings" fo:font-size="16pt" style:font-size-asian="16pt"/>
    </style:style>
    <style:style style:name="T6" style:parent-style-name="Policepardéfaut" style:family="text">
      <style:text-properties fo:font-size="16pt" style:font-size-asian="16pt"/>
    </style:style>
    <style:style style:name="T7" style:parent-style-name="Policepardéfaut" style:family="text">
      <style:text-properties fo:font-size="16pt" style:font-size-asian="16pt"/>
    </style:style>
    <style:style style:name="T8" style:parent-style-name="Policepardéfaut" style:family="text">
      <style:text-properties fo:font-size="16pt" style:font-size-asian="16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Computational methods - Lab</text:p>
      <text:p text:style-name="Sous-titre">28/09/2017</text:p>
      <text:p text:style-name="P2"/>
      <text:p text:style-name="Textbody">This report is about computing a wave behavior in space and time. I will be using Taylor's expression and the linear advection equation of a<text:s/>wave to compute<text:s/>different<text:s/>steps<text:s/>in space and time<text:s/>based on their previous.</text:p>
      <text:h text:style-name="Titre2" text:outline-level="2">Upwind scheme</text:h>
      <text:p text:style-name="Textbody"><text:tab/>The upwind scheme consists in approaching the analytical solution by deriving forward in space and backward in time.</text:p>
      <text:p text:style-name="Textbody"><draw:frame draw:style-name="a0" text:anchor-type="as-char" svg:x="0in" svg:y="0in" svg:width="0.84375in" svg:height="0.51042in" style:rel-width="scale" style:rel-height="scale"><draw:object xlink:href="Object 1/" xlink:type="simple" xlink:show="embed" xlink:actuate="onLoad"/></draw:frame><text:span text:style-name="T3"><text:tab/></text:span><draw:frame draw:style-name="a1" text:anchor-type="as-char" svg:x="0in" svg:y="0in" svg:width="0.66667in" svg:height="0.51042in" style:rel-width="scale" style:rel-height="scale"><draw:object xlink:href="Object 2/" xlink:type="simple" xlink:show="embed" xlink:actuate="onLoad"/></draw:frame><text:span text:style-name="T4"><text:s text:c="2"/></text:span><text:span text:style-name="T5"></text:span><text:span text:style-name="T6"><text:s text:c="2"/>f(n+1,i) =<text:s/></text:span><text:span text:style-name="T7">-a γt<text:s/></text:span><draw:frame draw:style-name="a2" text:anchor-type="as-char" svg:x="0in" svg:y="0in" svg:width="1.86458in" svg:height="0.55208in" style:rel-width="scale" style:rel-height="scale"><draw:object xlink:href="Object 3/" xlink:type="simple" xlink:show="embed" xlink:actuate="onLoad"/></draw:frame><text:span text:style-name="T8">+ f(n,i)</text:span></text:p>
      <text:p text:style-name="Textbody"/>
      <text:h text:style-name="Titre3" text:outline-level="3">Observation:</text:h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Yoann Masso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274502 </meta:initial-creator>
    <dc:creator>Masson</dc:creator>
    <meta:creation-date>2017-09-28T09:32:00Z</meta:creation-date>
    <dc:date>2017-09-30T21:50:00Z</dc:date>
    <meta:template xlink:href="Normal" xlink:type="simple"/>
    <meta:editing-cycles>7</meta:editing-cycles>
    <meta:editing-duration>PT10440S</meta:editing-duration>
    <meta:document-statistic meta:page-count="1" meta:paragraph-count="1" meta:word-count="76" meta:character-count="493" meta:row-count="3" meta:non-whitespace-character-count="418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o>∂</mml:mo>
      <mml:mi>f</mml:mi>
    </mml:mrow>
    <mml:mrow>
      <mml:mo>∂</mml:mo>
      <mml:mi>t</mml:mi>
    </mml:mrow>
  </mml:mfrac>
  <mml:mi> </mml:mi>
  <mml:mi> </mml:mi>
  <mml:mi> </mml:mi>
  <mml:mo>+</mml:mo>
  <mml:mi>u</mml:mi>
  <mml:mi> </mml:mi>
</mml:math>
</file>

<file path=Object 2/content.xml><?xml version="1.0" encoding="utf-8"?>
<mml:math xmlns:mml="http://www.w3.org/1998/Math/MathML" xmlns:m="http://schemas.openxmlformats.org/officeDocument/2006/math">
  <mml:mfrac>
    <mml:mrow>
      <mml:mo>∂</mml:mo>
      <mml:mi>f</mml:mi>
    </mml:mrow>
    <mml:mrow>
      <mml:mo>∂</mml:mo>
      <mml:mi>x</mml:mi>
    </mml:mrow>
  </mml:mfrac>
  <mml:mo>=</mml:mo>
  <mml:mn>0</mml:mn>
</mml:math>
</file>

<file path=Object 3/content.xml><?xml version="1.0" encoding="utf-8"?>
<mml:math xmlns:mml="http://www.w3.org/1998/Math/MathML" xmlns:m="http://schemas.openxmlformats.org/officeDocument/2006/math">
  <mml:mfrac>
    <mml:mrow>
      <mml:mi>f</mml:mi>
      <mml:mfenced separators="|">
        <mml:mrow>
          <mml:mi>n</mml:mi>
          <mml:mo>,</mml:mo>
          <mml:mi>i</mml:mi>
        </mml:mrow>
      </mml:mfenced>
      <mml:mo>-</mml:mo>
      <mml:mi>f</mml:mi>
      <mml:mo>(</mml:mo>
      <mml:mi>n</mml:mi>
      <mml:mo>,</mml:mo>
      <mml:mi>i</mml:mi>
      <mml:mo>-</mml:mo>
      <mml:mn>1</mml:mn>
      <mml:mo>)</mml:mo>
    </mml:mrow>
    <mml:mrow>
      <mml:mi>γ</mml:mi>
      <mml:mi>x</mml:mi>
    </mml:mrow>
  </mml:mfrac>
</mml:math>
</file>